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1.77cm"/>
    </style:style>
    <style:style style:name="co2" style:family="table-column">
      <style:table-column-properties fo:break-before="auto" style:column-width="19.242cm"/>
    </style:style>
    <style:style style:name="co3" style:family="table-column">
      <style:table-column-properties fo:break-before="auto" style:column-width="7.4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1.6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538cm" fo:break-before="auto" style:use-optimal-row-height="true"/>
    </style:style>
    <style:style style:name="ro3" style:family="table-row">
      <style:table-row-properties style:row-height="2.03cm" fo:break-before="auto" style:use-optimal-row-height="true"/>
    </style:style>
    <style:style style:name="ro4" style:family="table-row">
      <style:table-row-properties style:row-height="3.046cm" fo:break-before="auto" style:use-optimal-row-height="true"/>
    </style:style>
    <style:style style:name="ro5" style:family="table-row">
      <style:table-row-properties style:row-height="18.087cm" fo:break-before="auto" style:use-optimal-row-height="true"/>
    </style:style>
    <style:style style:name="ro6" style:family="table-row">
      <style:table-row-properties style:row-height="2.57cm" fo:break-before="auto" style:use-optimal-row-height="true"/>
    </style:style>
    <style:style style:name="ro7" style:family="table-row">
      <style:table-row-properties style:row-height="4.057cm" fo:break-before="auto" style:use-optimal-row-height="true"/>
    </style:style>
    <style:style style:name="ro8" style:family="table-row">
      <style:table-row-properties style:row-height="3.066cm" fo:break-before="auto" style:use-optimal-row-height="true"/>
    </style:style>
    <style:style style:name="ro9" style:family="table-row">
      <style:table-row-properties style:row-height="6.07cm" fo:break-before="auto" style:use-optimal-row-height="true"/>
    </style:style>
    <style:style style:name="ro10" style:family="table-row">
      <style:table-row-properties style:row-height="2.074cm" fo:break-before="auto" style:use-optimal-row-height="true"/>
    </style:style>
    <style:style style:name="ro11" style:family="table-row">
      <style:table-row-properties style:row-height="4.043cm" fo:break-before="auto" style:use-optimal-row-height="true"/>
    </style:style>
    <style:style style:name="ro12" style:family="table-row">
      <style:table-row-properties style:row-height="7.541cm" fo:break-before="auto" style:use-optimal-row-height="true"/>
    </style:style>
    <style:style style:name="ro13" style:family="table-row">
      <style:table-row-properties style:row-height="13.557cm" fo:break-before="auto" style:use-optimal-row-height="true"/>
    </style:style>
    <style:style style:name="ro14" style:family="table-row">
      <style:table-row-properties style:row-height="3.535cm" fo:break-before="auto" style:use-optimal-row-height="tru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0.74pt solid #000000" style:vertical-align="top"/>
      <style:text-properties style:font-name="Ubuntu Mono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Ubuntu Mono" fo:font-size="14pt" style:font-size-asian="14pt" style:font-size-complex="14pt"/>
    </style:style>
    <style:style style:name="ce27" style:family="table-cell" style:parent-style-name="Default">
      <style:table-cell-properties style:vertical-align="top"/>
      <style:text-properties style:font-name="Ubuntu Mono" fo:font-size="14pt" style:font-size-asian="14pt" style:font-size-complex="14pt"/>
    </style:style>
    <style:style style:name="ce28" style:family="table-cell" style:parent-style-name="Default">
      <style:table-cell-properties fo:wrap-option="no-wrap" fo:border="0.74pt solid #000000" style:vertical-align="top"/>
      <style:text-properties style:font-name="Ubuntu Mono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Ubuntu Mono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Ubuntu Mono" fo:font-size="14pt" style:text-underline-style="none" style:font-size-asian="14pt" style:font-size-complex="14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Ubuntu Mono" fo:font-size="14pt" style:font-size-asian="14pt" style:font-size-complex="14pt"/>
    </style:style>
    <style:style style:name="ce32" style:family="table-cell" style:parent-style-name="Default">
      <style:table-cell-properties fo:border="0.74pt solid #000000"/>
      <style:text-properties style:font-name="Ubuntu Mono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able-cell-properties fo:border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="none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vertical-align="top"/>
      <style:text-properties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top"/>
      <style:text-properties style:font-name="Ubuntu Mono" fo:font-size="11pt" style:font-size-asian="11pt" style:font-size-complex="11pt"/>
    </style:style>
    <style:style style:name="ce1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="none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ext-properties style:font-name="Ubuntu Mono" fo:font-size="14pt" style:font-size-asian="14pt" style:font-size-complex="14pt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4pt" style:font-size-asian="14pt" style:font-size-complex="14pt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Mono" fo:font-size="14pt" style:font-size-asian="14pt" style:font-size-complex="14pt"/>
    </style:style>
    <style:style style:name="T3" style:family="text">
      <style:text-properties fo:font-size="14pt" style:font-size-asian="14pt" style:font-size-complex="14pt" style:font-name="Ubuntu Mono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 style:font-name="Ubuntu Mono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fo:font-weight="normal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Qs - Queries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Labels</text:p>
          </table:table-cell>
          <table:table-cell table:style-name="ce12" table:number-columns-repeated="1020"/>
          <table:table-cell/>
        </table:table-row>
        <table:table-row table:style-name="ro2">
          <table:table-cell table:style-name="ce24" office:value-type="string" calcext:value-type="string">
            <text:p>What are the different families of PFAS?</text:p>
          </table:table-cell>
          <table:table-cell table:style-name="ce24" office:value-type="string" calcext:value-type="string">
            <text:p>SELECT DISTINCT ?family</text:p>
            <text:p>WHERE {</text:p>
            <text:p>  ?family rdfs:subClassOf* ontopfas:Pfas .</text:p>
            <text:p>}</text:p>
            <text:p/>
          </table:table-cell>
          <table:table-cell table:style-name="ce24"/>
          <table:table-cell table:style-name="ce13" table:number-columns-repeated="1020"/>
          <table:table-cell/>
        </table:table-row>
        <table:table-row table:style-name="ro2">
          <table:table-cell table:style-name="ce24" office:value-type="string" calcext:value-type="string">
            <text:p>How are PFAS classified according to their number of carbon atoms?</text:p>
          </table:table-cell>
          <table:table-cell table:style-name="ce24" office:value-type="string" calcext:value-type="string">
            <text:p>SELECT ?pfas ?numCarbons</text:p>
            <text:p>WHERE {</text:p>
            <text:p>  ?pfas a ontopfas:Pfas ; ontopfas:numberOfCarbons ?numCarbons .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3">
          <table:table-cell table:style-name="ce24" office:value-type="string" calcext:value-type="string">
            <text:p>At which family of PFAS does a substance belong to?</text:p>
          </table:table-cell>
          <table:table-cell table:style-name="ce24" office:value-type="string" calcext:value-type="string">
            <text:p>SELECT ?family</text:p>
            <text:p>WHERE {</text:p>
            <text:p>  ontopfas:substance_X a ?family . ?family rdfs:subClassOf* ontopfas:Pfas .</text:p>
            <text:p>}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3">
          <table:table-cell table:style-name="ce24" office:value-type="string" calcext:value-type="string">
            <text:p>What is the functional group of a substance?</text:p>
          </table:table-cell>
          <table:table-cell table:style-name="ce24" office:value-type="string" calcext:value-type="string">
            <text:p><text:span text:style-name="T1">SELECT ?functionalGroup</text:span></text:p>
            <text:p><text:span text:style-name="T1">WHERE {</text:span></text:p>
            <text:p><text:span text:style-name="T2">  ontopfas:substance_X</text:span><text:span text:style-name="T1"> ontopfas:functionalGroup ?functionalGroup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Is the molecule ether or hydrophilic?</text:p>
          </table:table-cell>
          <table:table-cell table:style-name="ce24" office:value-type="string" calcext:value-type="string">
            <text:p><text:span text:style-name="T3">SELECT ?isEther ?isHydrophilic</text:span></text:p>
            <text:p><text:span text:style-name="T3">WHERE {</text:span></text:p>
            <text:p><text:span text:style-name="T4">  ontopfas:substance_X</text:span><text:span text:style-name="T3"> ontopfas:isEther ?isEther .</text:span></text:p>
            <text:p><text:span text:style-name="T4">  ontopfas:substance_X</text:span><text:span text:style-name="T3"> ontopfas:isHydrophilic ?isHydrophilic .</text:span></text:p>
            <text:p><text:span text:style-name="T3">}</text:span></text:p>
            <text:p><text:span text:style-name="T3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2">
          <table:table-cell table:style-name="ce24" office:value-type="string" calcext:value-type="string">
            <text:p>What is the number of atoms of carbon of a given substance?</text:p>
          </table:table-cell>
          <table:table-cell table:style-name="ce24" office:value-type="string" calcext:value-type="string">
            <text:p><text:span text:style-name="T3">SELECT ?numCarbons</text:span></text:p>
            <text:p><text:span text:style-name="T3">WHERE {</text:span></text:p>
            <text:p><text:span text:style-name="T4">  ontopfas:substance_X</text:span><text:span text:style-name="T3"> ontopfas:numberOfCarbons ?numCarbons .</text:span></text:p>
            <text:p><text:span text:style-name="T3">}</text:span></text:p>
            <text:p><text:span text:style-name="T3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2">
          <table:table-cell table:style-name="ce24" office:value-type="string" calcext:value-type="string">
            <text:p>What is the cas ID of a given substance?</text:p>
          </table:table-cell>
          <table:table-cell table:style-name="ce24" office:value-type="string" calcext:value-type="string">
            <text:p><text:span text:style-name="T3">SELECT ?casId</text:span></text:p>
            <text:p><text:span text:style-name="T3">WHERE {</text:span></text:p>
            <text:p><text:span text:style-name="T4">  ontopfas:substance_X</text:span><text:span text:style-name="T3"> ontopfas:casId ?casId .</text:span></text:p>
            <text:p><text:span text:style-name="T3">}</text:span></text:p>
            <text:p><text:span text:style-name="T3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2">
          <table:table-cell table:style-name="ce24" office:value-type="string" calcext:value-type="string">
            <text:p>Which are the precursors of a given PFAA?</text:p>
          </table:table-cell>
          <table:table-cell table:style-name="ce28" office:value-type="string" calcext:value-type="string">
            <text:p><text:span text:style-name="T3">SELECT ?precursor</text:span></text:p>
            <text:p><text:span text:style-name="T3">WHERE {</text:span></text:p>
            <text:p><text:span text:style-name="T4">  ?precursor sio:SIO_000655 ontopfas:substance_X</text:span><text:span text:style-name="T3"> .</text:span></text:p>
            <text:p><text:span text:style-name="T3">}</text:span></text:p>
            <text:p><text:span text:style-name="T3"/></text:p>
          </table:table-cell>
          <table:table-cell table:style-name="ce24" office:value-type="string" calcext:value-type="string">
            <text:p>SIO_000655 → transforms into</text:p>
          </table:table-cell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How is mobility associated with the number of atoms of carbon in a given environment?</text:p>
          </table:table-cell>
          <table:table-cell table:style-name="ce24" office:value-type="string" calcext:value-type="string">
            <text:p><text:span text:style-name="T1">SELECT ?mobility ?ncarbons</text:span></text:p>
            <text:p><text:span text:style-name="T1">WHERE {</text:span></text:p>
            <text:p><text:span text:style-name="T1">  ?pfas ontopfas:mobility ?mobility ;</text:span></text:p>
            <text:p><text:span text:style-name="T1">        ontopfas:numberOfCarbons ?ncarbons . </text:span></text:p>
            <text:p><text:span text:style-name="T2">  ?mobility ontopfas:mobilityInEnvironment envo:environment_X</text:span><text:span text:style-name="T1"> .</text:span></text:p>
            <text:p><text:span text:style-name="T1">} 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3">
          <table:table-cell table:style-name="ce24" office:value-type="string" calcext:value-type="string">
            <text:p>Which activities contribute to the PFAS spreading?</text:p>
          </table:table-cell>
          <table:table-cell table:style-name="ce24" office:value-type="string" calcext:value-type="string">
            <text:p>SELECT DISTINCT ?activity</text:p>
            <text:p>WHERE {</text:p>
            <text:p>  ?activity (prov:used | ro:produces) ?pfas .</text:p>
            <text:p>} 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Are there new PFAS that have replaced previous ones in a given location?</text:p>
          </table:table-cell>
          <table:table-cell table:style-name="ce24" office:value-type="string" calcext:value-type="string">
            <text:p>SELECT</text:p>
            <text:p>  (GROUP_CONCAT(DISTINCT ?old ; separator=", ") AS ?oldPFAS)</text:p>
            <text:p>  (GROUP_CONCAT(DISTINCT ?current ; separator=", ") AS ?currentPFAS)</text:p>
            <text:p>WHERE {</text:p>
            <text:p>  {</text:p>
            <text:p>    SELECT (MAX(?d) AS ?latestDate)</text:p>
            <text:p>    WHERE {</text:p>
            <text:p>      ?obs a sosa:Observation ; ontopfas:measuredIn geo:location_X ;</text:p>
            <text:p>           sosa:resultTime ?d .</text:p>
            <text:p>    }</text:p>
            <text:p>  }</text:p>
            <text:p/>
            <text:p>  {</text:p>
            <text:p>    SELECT DISTINCT ?current</text:p>
            <text:p>    WHERE {</text:p>
            <text:p>      ?obs a sosa:Observation ; ontopfas:measuredIn geo:location_X ;</text:p>
            <text:p>           sosa:resultTime ?latestDate ; ontopfas:measuredPfas ?current .</text:p>
            <text:p>    }</text:p>
            <text:p>  }</text:p>
            <text:p/>
            <text:p/>
            <text:p>  {</text:p>
            <text:p>    SELECT DISTINCT ?old</text:p>
            <text:p>    WHERE {</text:p>
            <text:p>      ?obs2 a sosa:Observation ; ontopfas:measuredIn geo:location_X ;</text:p>
            <text:p>            sosa:resultTime ?d2 ; ontopfas:measuredPfas ?old .</text:p>
            <text:p>      FILTER(?d2 &lt; ?latestDate)</text:p>
            <text:p>      FILTER NOT EXISTS {</text:p>
            <text:p>        ?obs3 a sosa:Observation ; ontopfas:measuredIn geo:location_X ;</text:p>
            <text:p>              ontopfas:resultTime ?latestDate ; </text:p>
            <text:p>              ontopfas:measuredPfas ?old .</text:p>
            <text:p>      }</text:p>
            <text:p>    }</text:p>
            <text:p>  }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6">
          <table:table-cell table:style-name="ce24" office:value-type="string" calcext:value-type="string">
            <text:p>In which environments (water, soil, biota) has a given PFAS been detected?</text:p>
          </table:table-cell>
          <table:table-cell table:style-name="ce24" office:value-type="string" calcext:value-type="string">
            <text:p><text:span text:style-name="T1">SELECT DISTINCT ?environment</text:span></text:p>
            <text:p><text:span text:style-name="T1">WHERE {</text:span></text:p>
            <text:p><text:span text:style-name="T2">  ?obs a sosa:Observation ; ontopfas:measuredPfas ontopfas:pfas_X</text:span><text:span text:style-name="T1"> ;</text:span></text:p>
            <text:p><text:span text:style-name="T1">    ontopfas:matrix ?environment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at are the environments a given PFAS is subject to?</text:p>
          </table:table-cell>
          <table:table-cell table:style-name="ce24" office:value-type="string" calcext:value-type="string">
            <text:p><text:span text:style-name="T1">SELECT ?surroundings </text:span></text:p>
            <text:p><text:span text:style-name="T1">WHERE {</text:span></text:p>
            <text:p><text:span text:style-name="T2">  ?observation ontopfas:measuredPfas ontopfas:pfas_X</text:span><text:span text:style-name="T1"> ;</text:span></text:p>
            <text:p><text:span text:style-name="T1">    ontopfas:matrix ?environment .</text:span></text:p>
            <text:p><text:span text:style-name="T1">  ?environment ro:RO_0002219 ?surroundings .</text:span></text:p>
            <text:p><text:span text:style-name="T1">}</text:span></text:p>
          </table:table-cell>
          <table:table-cell table:style-name="ce24" office:value-type="string" calcext:value-type="string">
            <text:p>RO_0002219 → surrounded by</text:p>
          </table:table-cell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at is the level of mobility and danger of a given substance in a given environment?</text:p>
          </table:table-cell>
          <table:table-cell table:style-name="ce24" office:value-type="string" calcext:value-type="string">
            <text:p><text:span text:style-name="T1">SELECT ?mobilityDegree ?concernLevel</text:span></text:p>
            <text:p><text:span text:style-name="T1">WHERE {</text:span></text:p>
            <text:p><text:span text:style-name="T2">  ontopfas:substance_X</text:span><text:span text:style-name="T1"> ontopfas:mobility ?pfasMobility ;</text:span></text:p>
            <text:p><text:span text:style-name="T1">    ontopfas:concerLevel ?concernLevel .</text:span></text:p>
            <text:p><text:span text:style-name="T2">  ?pfasMobility ontopfas:mobilityInEnvironment ontopfas:environment_X</text:span><text:span text:style-name="T1">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7">
          <table:table-cell table:style-name="ce24" office:value-type="string" calcext:value-type="string">
            <text:p>How has the concentration of a given PFAS evolved through time in a given position?</text:p>
          </table:table-cell>
          <table:table-cell table:style-name="ce24" office:value-type="string" calcext:value-type="string">
            <text:p><text:span text:style-name="T1">SELECT ?time ?value</text:span></text:p>
            <text:p><text:span text:style-name="T1">WHERE {</text:span></text:p>
            <text:p><text:span text:style-name="T2">  ?obs a sosa:Observation ; ontopfas:measuredPfas ontopfas:pfas_X</text:span><text:span text:style-name="T1"> ; </text:span></text:p>
            <text:p><text:span text:style-name="T1">    sosa:resultTime ?time ; sosa:hasSimpleResult ?value ; </text:span></text:p>
            <text:p><text:span text:style-name="T1">    ontopfas:measuredIn geo:Location .</text:span></text:p>
            <text:p><text:span text:style-name="T1">}</text:span></text:p>
            <text:p><text:span text:style-name="T1">ORDER BY ?time</text:span></text:p>
            <text:p><text:span text:style-name="T1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8">
          <table:table-cell table:style-name="ce24" office:value-type="string" calcext:value-type="string">
            <text:p>Which human beings are exposed to a given PFAS?</text:p>
          </table:table-cell>
          <table:table-cell table:style-name="ce24" office:value-type="string" calcext:value-type="string">
            <text:p><text:span text:style-name="T1">SELECT ?person</text:span></text:p>
            <text:p><text:span text:style-name="T1">WHERE {</text:span></text:p>
            <text:p><text:span text:style-name="T2">  ?exposureStimulus ontopfas:stimulatedBy ontopfas:pfas_X</text:span></text:p>
            <text:p><text:span text:style-name="T1">  ?exposureStimulus ontopfas:exposureStimulusOf schema:Person .</text:span></text:p>
            <text:p><text:span text:style-name="T1">}</text:span></text:p>
            <text:p><text:span text:style-name="T1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9">
          <table:table-cell table:style-name="ce24" office:value-type="string" calcext:value-type="string">
            <text:p>What is the current PFAS concentration at a given site?</text:p>
          </table:table-cell>
          <table:table-cell table:style-name="ce24" office:value-type="string" calcext:value-type="string">
            <text:p><text:span text:style-name="T1">SELECT (SUM((?v)) AS ?sumV)</text:span></text:p>
            <text:p><text:span text:style-name="T1">WHERE {</text:span></text:p>
            <text:p><text:span text:style-name="T1">  {</text:span></text:p>
            <text:p><text:span text:style-name="T1">    SELECT (MAX(?d) AS ?latestDate)</text:span></text:p>
            <text:p><text:span text:style-name="T1">    WHERE {</text:span></text:p>
            <text:p><text:span text:style-name="T2">      ?o a sosa:Observation ; ontopfas:site "site_X</text:span><text:span text:style-name="T1">" ; sosa:resultTime ?d .</text:span></text:p>
            <text:p><text:span text:style-name="T1">    }</text:span></text:p>
            <text:p><text:span text:style-name="T1">  }</text:span></text:p>
            <text:p><text:span text:style-name="T1"/></text:p>
            <text:p><text:span text:style-name="T2">  ?o a sosa:Observation ; ontopfas:site "site_X</text:span><text:span text:style-name="T1">" ; </text:span></text:p>
            <text:p><text:span text:style-name="T1">     sosa:resultTime ?latestDate ; ontopfas:value ?v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6">
          <table:table-cell table:style-name="ce24" office:value-type="string" calcext:value-type="string">
            <text:p>What are the possible outcomes of the exposition with a given PFAS?</text:p>
          </table:table-cell>
          <table:table-cell table:style-name="ce24" office:value-type="string" calcext:value-type="string">
            <text:p><text:span text:style-name="T1">SELECT ?outcome</text:span></text:p>
            <text:p><text:span text:style-name="T1">WHERE {</text:span></text:p>
            <text:p><text:span text:style-name="T2">  ?stimulus ontopfas:stimulatedBy ontopfas:pfas_X</text:span><text:span text:style-name="T1"> ; </text:span></text:p>
            <text:p><text:span text:style-name="T1">            ro:RO_0003302 ?outcome .</text:span></text:p>
            <text:p><text:span text:style-name="T1">}</text:span></text:p>
          </table:table-cell>
          <table:table-cell table:style-name="ce24" office:value-type="string" calcext:value-type="string">
            <text:p>RO_0003302 → causes</text:p>
          </table:table-cell>
          <table:table-cell table:style-name="ce37" table:number-columns-repeated="1020"/>
          <table:table-cell table:style-name="ce38"/>
        </table:table-row>
        <table:table-row table:style-name="ro6">
          <table:table-cell table:style-name="ce24" office:value-type="string" calcext:value-type="string">
            <text:p>What is the limit of a given PFAS for a given place and environment?</text:p>
          </table:table-cell>
          <table:table-cell table:style-name="ce29" office:value-type="string" calcext:value-type="string">
            <text:p><text:span text:style-name="T1">SELECT ?limit</text:span></text:p>
            <text:p><text:span text:style-name="T1">WHERE {</text:span></text:p>
            <text:p><text:span text:style-name="T2">  ?regulation ontopfas:validIn schema:place_X ; ontopfas:validIn envo:zone_X</text:span><text:span text:style-name="T1"> ;</text:span></text:p>
            <text:p><text:span text:style-name="T2">    ontopfas:restricts ontopfas:pfas_X</text:span><text:span text:style-name="T1"> ; ontopfas:limit ?limit .</text:span></text:p>
            <text:p><text:span text:style-name="T1">}  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3">
          <table:table-cell table:style-name="ce24" office:value-type="string" calcext:value-type="string">
            <text:p>Which PFAS are prioritary from the danger point of view?</text:p>
          </table:table-cell>
          <table:table-cell table:style-name="ce24" office:value-type="string" calcext:value-type="string">
            <text:p>SELECT ?pfas</text:p>
            <text:p>WHERE {</text:p>
            <text:p>  ?pfas ontopfas:concernLevel “high” .</text:p>
            <text:p>}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0">
          <table:table-cell table:style-name="ce24" office:value-type="string" calcext:value-type="string">
            <text:p>What is the source of a specific measurement?</text:p>
          </table:table-cell>
          <table:table-cell table:style-name="ce29" office:value-type="string" calcext:value-type="string">
            <text:p><text:span text:style-name="T1">SELECT ?source {</text:span></text:p>
            <text:p><text:span text:style-name="T2">  sosa:observation_X</text:span><text:span text:style-name="T1"> dc:source ?dataset .</text:span></text:p>
            <text:p><text:span text:style-name="T1">  ?dataset dcat3:resource_title ?source .</text:span></text:p>
            <text:p><text:span text:style-name="T1">}</text:span></text:p>
          </table:table-cell>
          <table:table-cell table:style-name="ce24" office:value-type="string" calcext:value-type="string">
            <text:p>resource_title → title</text:p>
          </table:table-cell>
          <table:table-cell table:style-name="ce37" table:number-columns-repeated="1020"/>
          <table:table-cell table:style-name="ce38"/>
        </table:table-row>
        <table:table-row table:style-name="ro11">
          <table:table-cell table:style-name="ce25" office:value-type="string" calcext:value-type="string">
            <text:p>Given a measurement, is its quantity of PFAS beyond the limits accepted by the law?</text:p>
          </table:table-cell>
          <table:table-cell table:style-name="ce30" office:value-type="string" calcext:value-type="string">
            <text:p><text:span text:style-name="T1">SELECT ?isRespected</text:span></text:p>
            <text:p><text:span text:style-name="T1">WHERE {</text:span></text:p>
            <text:p><text:span text:style-name="T2">  sosa:measurement_X</text:span><text:span text:style-name="T1"> sosa:hasSimpleResult ?value ;</text:span></text:p>
            <text:p><text:span text:style-name="T1">    ontopfas:measuredIn ?place ; ontopfas:measuredIn ?environment .</text:span></text:p>
            <text:p><text:span text:style-name="T1">  ?regulation ontopfas:validIn ?place ; ontopfas:validIn ?environment ; </text:span></text:p>
            <text:p><text:span text:style-name="T1">    ontopfas:limit ?limit.</text:span></text:p>
            <text:p><text:span text:style-name="T1">  BIND(?value &lt;= ?limit AS ?isRespected)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2">
          <table:table-cell table:style-name="ce24" office:value-type="string" calcext:value-type="string">
            <text:p>Where has a given PFAS been measured with the highest concentration?</text:p>
          </table:table-cell>
          <table:table-cell table:style-name="ce24" office:value-type="string" calcext:value-type="string">
            <text:p>SELECT ?loc ?maxP</text:p>
            <text:p>WHERE {</text:p>
            <text:p>  {</text:p>
            <text:p>    SELECT ?loc (MAX(?p) AS ?maxP)</text:p>
            <text:p>    WHERE {</text:p>
            <text:p>      ?obs ontopfas:location ?loc ;</text:p>
            <text:p>           ontopfas:measuredPfas ontopfas:pfas_X ;</text:p>
            <text:p>           ontopfas:value ?p .</text:p>
            <text:p>    }</text:p>
            <text:p>    GROUP BY ?loc</text:p>
            <text:p>  }</text:p>
            <text:p>}</text:p>
            <text:p>ORDER BY DESC(?maxP)</text:p>
            <text:p>LIMIT 1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1">
          <table:table-cell table:style-name="ce24" office:value-type="string" calcext:value-type="string">
            <text:p>Which PFAS are the most measured in the environment?</text:p>
          </table:table-cell>
          <table:table-cell table:style-name="ce24" office:value-type="string" calcext:value-type="string">
            <text:p>SELECT ?pfas (COUNT(?obs) AS ?countO)</text:p>
            <text:p>WHERE {</text:p>
            <text:p>  ?obs ontopfas:measuredPfas ?pfas .</text:p>
            <text:p>}</text:p>
            <text:p>GROUP BY ?pfas</text:p>
            <text:p>ORDER BY DESC(?countO)</text:p>
            <text:p>LIMIT 10</text:p>
            <text:p/>
          </table:table-cell>
          <table:table-cell table:style-name="ce32"/>
          <table:table-cell table:style-name="ce38" table:number-columns-repeated="1021"/>
        </table:table-row>
        <table:table-row table:style-name="ro11">
          <table:table-cell table:style-name="ce24" office:value-type="string" calcext:value-type="string">
            <text:p>Which PFAS family is the most measured in the environment?</text:p>
          </table:table-cell>
          <table:table-cell table:style-name="ce24" office:value-type="string" calcext:value-type="string">
            <text:p>SELECT ?family (COUNT(?obs) AS ?countO)</text:p>
            <text:p>WHERE {</text:p>
            <text:p>  ?obs ontopfas:measuredPfas ?pfas . ?pfas a ?family .</text:p>
            <text:p>  ?family rdfs:subClassOf* ontopfas:Pfas .</text:p>
            <text:p>}</text:p>
            <text:p>GROUP BY ?family</text:p>
            <text:p>ORDER BY DESC(?countO)</text:p>
            <text:p>LIMIT 10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ich environments surround a given measurement?</text:p>
          </table:table-cell>
          <table:table-cell table:style-name="ce24" office:value-type="string" calcext:value-type="string">
            <text:p><text:span text:style-name="T1">SELECT ?surrounding</text:span></text:p>
            <text:p><text:span text:style-name="T1">WHERE {</text:span></text:p>
            <text:p><text:span text:style-name="T2">  sosa:measurement_X</text:span><text:span text:style-name="T1"> ontopfas:matrix ?environment .</text:span></text:p>
            <text:p><text:span text:style-name="T1">  ?environment ro:RO_0002219 ?surrounding .</text:span></text:p>
            <text:p><text:span text:style-name="T1">}</text:span></text:p>
            <text:p><text:span text:style-name="T1"/></text:p>
          </table:table-cell>
          <table:table-cell table:style-name="ce24" office:value-type="string" calcext:value-type="string">
            <text:p>RO_0002219 → surrounded by</text:p>
          </table:table-cell>
          <table:table-cell table:style-name="ce37" table:number-columns-repeated="1020"/>
          <table:table-cell table:style-name="ce38"/>
        </table:table-row>
        <table:table-row table:style-name="ro13">
          <table:table-cell table:style-name="ce24" office:value-type="string" calcext:value-type="string">
            <text:p>Which activities are close to a PFAS measurement?</text:p>
          </table:table-cell>
          <table:table-cell table:style-name="ce24" office:value-type="string" calcext:value-type="string">
            <text:p><text:span text:style-name="T1">SELECT ?activity ?distance</text:span></text:p>
            <text:p><text:span text:style-name="T1">WHERE {</text:span></text:p>
            <text:p><text:span text:style-name="T2">  sosa:observation_X</text:span><text:span text:style-name="T1"> ontopfas:measuredIn ?loc1 .</text:span></text:p>
            <text:p><text:span text:style-name="T1">  ?loc1 a geo:Location ; geo:lat ?lat1 ; geo:lon ?lon1 .</text:span></text:p>
            <text:p><text:span text:style-name="T1"/></text:p>
            <text:p><text:span text:style-name="T1">  ?activity a schema:Organization ; ro:RO_0001025 ?place .</text:span></text:p>
            <text:p><text:span text:style-name="T1">  ?place a schema:Place ; geo:lat ?lat2 ; geo:lon ?lon2 .</text:span></text:p>
            <text:p><text:span text:style-name="T1"/></text:p>
            <text:p><text:span text:style-name="T1">  FILTER(?loc1 &lt; ?loc2)   # avoids duplicate A–B and B–A</text:span></text:p>
            <text:p><text:span text:style-name="T1"/></text:p>
            <text:p><text:span text:style-name="T1">  #############################</text:span></text:p>
            <text:p><text:span text:style-name="T1">  # Haversine distance formula</text:span></text:p>
            <text:p><text:span text:style-name="T1">  #############################</text:span></text:p>
            <text:p><text:span text:style-name="T1"/></text:p>
            <text:p><text:span text:style-name="T1">  BIND(3.141592653589793 / 180 AS ?deg2rad)</text:span></text:p>
            <text:p><text:span text:style-name="T1"/></text:p>
            <text:p><text:span text:style-name="T1">  BIND(?lat1 * ?deg2rad AS ?lat1Rad) BIND(?lat2 * ?deg2rad AS ?lat2Rad)</text:span></text:p>
            <text:p><text:span text:style-name="T1">  BIND((?lat2 - ?lat1) * ?deg2rad AS ?dLat) </text:span></text:p>
            <text:p><text:span text:style-name="T1">  BIND((?lon2 - ?lon1) * ?deg2rad AS ?dLon)</text:span></text:p>
            <text:p><text:span text:style-name="T1"/></text:p>
            <text:p><text:span text:style-name="T1">  BIND(</text:span></text:p>
            <text:p><text:span text:style-name="T1">    fn:sin(?dLat / 2) * fn:sin(?dLat / 2) + </text:span></text:p>
            <text:p><text:span text:style-name="T1">    fn:cos(?lat1Rad) * fn:cos(?lat2Rad) *</text:span></text:p>
            <text:p><text:span text:style-name="T1">    fn:sin(?dLon / 2) * fn:sin(?dLon / 2) AS ?a</text:span></text:p>
            <text:p><text:span text:style-name="T1">  )</text:span></text:p>
            <text:p><text:span text:style-name="T1"/></text:p>
            <text:p><text:span text:style-name="T1">  BIND(2 * fn:atan2(fn:sqrt(?a), fn:sqrt(1 - ?a)) AS ?c)</text:span></text:p>
          </table:table-cell>
          <table:table-cell table:style-name="ce32"/>
          <table:table-cell table:style-name="ce37" table:number-columns-repeated="1020"/>
          <table:table-cell table:style-name="ce38"/>
        </table:table-row>
        <table:table-row table:style-name="ro14">
          <table:table-cell table:style-name="ce24" office:value-type="string" calcext:value-type="string">
            <text:p>Which is the dataset containing most measurements?</text:p>
          </table:table-cell>
          <table:table-cell table:style-name="ce31" office:value-type="string" calcext:value-type="string">
            <text:p>SELECT ?dataset (COUNT(?m) AS ?countM)</text:p>
            <text:p>WHERE {</text:p>
            <text:p>  ?m a sosa:Observation ; dc:source ?dataset .</text:p>
            <text:p>}</text:p>
            <text:p>GROUP BY ?dataset</text:p>
            <text:p>ORDER BY DESC(?countM)</text:p>
            <text:p>LIMIT 10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ich are the functional groups associated with the most dangerous PFAS?</text:p>
          </table:table-cell>
          <table:table-cell table:style-name="ce31" office:value-type="string" calcext:value-type="string">
            <text:p>SELECT DISTINCT ?functionalGroup</text:p>
            <text:p>WHERE {</text:p>
            <text:p>  ?pfas ontopfas:functionalGroup ?functionalGroup ;</text:p>
            <text:p>  ontopfas:concernLevel “high” .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ich industrial sectors are associated to PFAS in a certain location?</text:p>
          </table:table-cell>
          <table:table-cell table:style-name="ce31" office:value-type="string" calcext:value-type="string">
            <text:p><text:span text:style-name="T1">SELECT DISTINCT ?sector</text:span></text:p>
            <text:p><text:span text:style-name="T1">WHERE {</text:span></text:p>
            <text:p><text:span text:style-name="T1">  ?activity ontopfas:sector ?sector ; (prov:used | ro:produces) ?pfas .</text:span></text:p>
            <text:p><text:span text:style-name="T2">  ?observation ontopfas:measuredPfas ?pfas ; ontopfas:measuredIn geo:loc_X</text:span><text:span text:style-name="T1"> .</text:span></text:p>
            <text:p><text:span text:style-name="T1">}</text:span></text:p>
            <text:p><text:span text:style-name="T1"/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efixes" table:style-name="ta1">
        <table:table-column table:style-name="co5" table:default-cell-style-name="ce11"/>
        <table:table-column table:style-name="co6" table:default-cell-style-name="Default"/>
        <table:table-column table:style-name="co4" table:number-columns-repeated="1022" table:default-cell-style-name="Default"/>
        <table:table-row table:style-name="ro15">
          <table:table-cell table:style-name="ce1" office:value-type="string" calcext:value-type="string">
            <text:p>Prefix</text:p>
          </table:table-cell>
          <table:table-cell table:style-name="ce19" office:value-type="string" calcext:value-type="string">
            <text:p>URL</text:p>
          </table:table-cell>
          <table:table-cell table:number-columns-repeated="1022"/>
        </table:table-row>
        <table:table-row table:style-name="ro15">
          <table:table-cell table:style-name="ce40" office:value-type="string" calcext:value-type="string">
            <text:p>rdfs</text:p>
          </table:table-cell>
          <table:table-cell table:style-name="ce46" office:value-type="string" calcext:value-type="string">
            <text:p><text:a xlink:href="https://www.w3.org/1999/02/22-rdf-syntax-ns" xlink:type="simple">https://www.w3.org/1999/02/22-rdf-syntax-ns</text:a>#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ontopfas</text:p>
          </table:table-cell>
          <table:table-cell table:style-name="ce47" office:value-type="string" calcext:value-type="string">
            <text:p><text:span text:style-name="T5"><text:a xlink:href="https://w3id.org/OntoPFAS" xlink:type="simple">https://w3id.org/OntoPFAS</text:a></text:span><text:span text:style-name="T5">#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sio</text:p>
          </table:table-cell>
          <table:table-cell table:style-name="ce47" office:value-type="string" calcext:value-type="string">
            <text:p><text:span text:style-name="T6"><text:a xlink:href="http://semanticscience.org/resource/" xlink:type="simple">http://semanticscience.org/resource/</text:a>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sosa</text:p>
          </table:table-cell>
          <table:table-cell table:style-name="ce47" office:value-type="string" calcext:value-type="string">
            <text:p><text:span text:style-name="T7"><text:a xlink:href="http://www.w3.org/ns/sosa/" xlink:type="simple">http://www.w3.org/ns/sosa/</text:a>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geo</text:p>
          </table:table-cell>
          <table:table-cell table:style-name="ce47" office:value-type="string" calcext:value-type="string">
            <text:p><text:span text:style-name="T5"><text:a xlink:href="http://www.w3.org/2003/01/geo/wgs84_pos" xlink:type="simple">http://www.w3.org/2003/01/geo/wgs84_pos</text:a></text:span><text:span text:style-name="T5">#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schema</text:p>
          </table:table-cell>
          <table:table-cell table:style-name="ce47" office:value-type="string" calcext:value-type="string">
            <text:p><text:span text:style-name="T5"><text:a xlink:href="https://schema.org/" xlink:type="simple">https://schema.org</text:a></text:span><text:span text:style-name="T5">/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envo</text:p>
          </table:table-cell>
          <table:table-cell table:style-name="ce47" office:value-type="string" calcext:value-type="string">
            <text:p><text:span text:style-name="T6"><text:a xlink:href="https://www.ebi.ac.uk/ols4/ontologies/envo/" xlink:type="simple">https://www.ebi.ac.uk/ols4/ontologies/envo/</text:a>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dc</text:p>
          </table:table-cell>
          <table:table-cell table:style-name="ce47" office:value-type="string" calcext:value-type="string">
            <text:p><text:span text:style-name="T6"><text:a xlink:href="http://purl.org/dc/elements/1.1/" xlink:type="simple">http://purl.org/dc/elements/1.1/</text:a></text:span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dcat3</text:p>
          </table:table-cell>
          <table:table-cell table:style-name="ce47" office:value-type="string" calcext:value-type="string">
            <text:p><text:span text:style-name="T6"><text:a xlink:href="https://www.w3.org/TR/vocab-dcat-3/#Property" xlink:type="simple">https://www.w3.org/TR/vocab-dcat-3/#Property</text:a></text:span></text:p>
          </table:table-cell>
          <table:table-cell table:style-name="ce47" table:number-columns-repeated="1022"/>
        </table:table-row>
        <table:table-row table:style-name="ro15">
          <table:table-cell table:style-name="ce41" office:value-type="string" calcext:value-type="string">
            <text:p>ro</text:p>
          </table:table-cell>
          <table:table-cell table:style-name="ce48" office:value-type="string" calcext:value-type="string">
            <text:p><text:a xlink:href="https://www.ebi.ac.uk/ols4/ontologies/ro/" xlink:type="simple">https://www.ebi.ac.uk/ols4/ontologies/ro/</text:a></text:p>
          </table:table-cell>
          <table:table-cell table:style-name="ce47" table:number-columns-repeated="1022"/>
        </table:table-row>
        <table:table-row table:style-name="ro15">
          <table:table-cell table:style-name="ce27" office:value-type="string" calcext:value-type="string">
            <text:p>prov</text:p>
          </table:table-cell>
          <table:table-cell table:style-name="ce49" office:value-type="string" calcext:value-type="string">
            <text:p><text:a xlink:href="https://www.w3.org/TR/prov-o/" xlink:type="simple">https://www.w3.org/TR/prov-o/</text:a></text:p>
          </table:table-cell>
          <table:table-cell table:style-name="ce47" table:number-columns-repeated="1022"/>
        </table:table-row>
        <table:table-row table:style-name="ro16" table:number-rows-repeated="29">
          <table:table-cell table:style-name="ce16"/>
          <table:table-cell table:number-columns-repeated="1023"/>
        </table:table-row>
        <table:table-row table:style-name="ro16">
          <table:table-cell table:style-name="ce18"/>
          <table:table-cell table:number-columns-repeated="1023"/>
        </table:table-row>
        <table:table-row table:style-name="ro17" table:number-rows-repeated="104853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5:45:34.250671207</meta:creation-date>
    <dc:date>2025-12-02T20:36:38.605959462</dc:date>
    <meta:editing-duration>PT5H28M6S</meta:editing-duration>
    <meta:editing-cycles>49</meta:editing-cycles>
    <meta:generator>LibreOffice/7.3.7.2$Linux_X86_64 LibreOffice_project/30$Build-2</meta:generator>
    <meta:document-statistic meta:table-count="2" meta:cell-count="92" meta:object-count="0"/>
  </office:meta>
</office:document-meta>
</file>